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table:style-name="ce1"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Ecmwf <text:s/>| Ukmo <text:s/>| Meteo-france</text:p>
          </table:table-cell>
          <table:table-cell/>
        </table:table-row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Ecmwf <text:s/>| Ukmo <text:s/>| DW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CMWF </text:p>
          </table:table-cell>
          <table:table-cell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ALL \ {UKMO}</text:p>
          </table:table-cell>
          <table:table-cell/>
        </table:table-row>
        <table:table-row table:style-name="ro1">
          <table:table-cell office:value-type="string" calcext:value-type="string">
            <text:p>RELA</text:p>
          </table:table-cell>
          <table:table-cell office:value-type="string" calcext:value-type="string">
            <text:p>ECMWF,CMCC,METEO-FRA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1:37:20.953292237</meta:creation-date>
    <dc:date>2024-12-12T22:18:13.275092636</dc:date>
    <meta:editing-duration>PT40M52S</meta:editing-duration>
    <meta:editing-cycles>3</meta:editing-cycles>
    <meta:generator>LibreOffice/24.8.3.2$Linux_X86_64 LibreOffice_project/480$Build-2</meta:generator>
    <meta:document-statistic meta:table-count="1" meta:cell-count="13" meta:object-count="0"/>
  </office:meta>
</office:document-meta>
</file>